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ＭＳ Ｐゴシック" style:font-name-complex="Mangal"/>
    </style:style>
    <style:style style:name="ce2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table:formula="of:=COUNTA([.E7:.E42])" office:value-type="float" office:value="36">
            <text:p>36</text:p>
          </table:table-cell>
          <table:table-cell table:number-columns-repeated="2"/>
          <table:table-cell table:formula="of:=COUNTA([.H7:.H42])" office:value-type="float" office:value="36">
            <text:p>36</text:p>
          </table:table-cell>
          <table:table-cell table:number-columns-repeated="2"/>
          <table:table-cell office:value-type="string">
            <text:p>total</text:p>
          </table:table-cell>
          <table:table-cell table:formula="of:=COUNTA([.L7:.L42])" office:value-type="float" office:value="36">
            <text:p>36</text:p>
          </table:table-cell>
          <table:table-cell table:number-columns-repeated="2"/>
          <table:table-cell table:formula="of:=COUNTA([.O7:.O42])" office:value-type="float" office:value="36">
            <text:p>3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0&gt;=</text:p>
          </table:table-cell>
          <table:table-cell table:formula="of:=COUNTIF([.F7:.F42];1)" office:value-type="float" office:value="20">
            <text:p>20</text:p>
          </table:table-cell>
          <table:table-cell table:style-name="ce2" table:formula="of:=[.F4]/[.$F$3]" office:value-type="percentage" office:value="0.555555555555556">
            <text:p>55.6%</text:p>
          </table:table-cell>
          <table:table-cell/>
          <table:table-cell table:formula="of:=COUNTIF([.I7:.I42];1)" office:value-type="float" office:value="11">
            <text:p>11</text:p>
          </table:table-cell>
          <table:table-cell table:style-name="ce2" table:formula="of:=[.I4]/[.$I$3]" office:value-type="percentage" office:value="0.305555555555556">
            <text:p>30.6%</text:p>
          </table:table-cell>
          <table:table-cell/>
          <table:table-cell office:value-type="string">
            <text:p>0&gt;=</text:p>
          </table:table-cell>
          <table:table-cell table:formula="of:=COUNTIF([.M7:.M42];1)" office:value-type="float" office:value="20">
            <text:p>20</text:p>
          </table:table-cell>
          <table:table-cell table:style-name="ce2" table:formula="of:=[.M4]/[.$F$3]" office:value-type="percentage" office:value="0.555555555555556">
            <text:p>55.6%</text:p>
          </table:table-cell>
          <table:table-cell/>
          <table:table-cell table:formula="of:=COUNTIF([.P7:.P42];1)" office:value-type="float" office:value="11">
            <text:p>11</text:p>
          </table:table-cell>
          <table:table-cell table:style-name="ce2" table:formula="of:=[.P4]/[.$I$3]" office:value-type="percentage" office:value="0.305555555555556">
            <text:p>30.6%</text:p>
          </table:table-cell>
        </table:table-row>
        <table:table-row table:style-name="ro1">
          <table:table-cell table:number-columns-repeated="4"/>
          <table:table-cell office:value-type="string">
            <text:p>0&lt;</text:p>
          </table:table-cell>
          <table:table-cell table:style-name="ce1" table:formula="of:=COUNTIF([.F7:.F42];0)" office:value-type="float" office:value="16">
            <text:p>16</text:p>
          </table:table-cell>
          <table:table-cell table:style-name="ce2" table:formula="of:=[.F5]/[.$F$3]" office:value-type="percentage" office:value="0.444444444444444">
            <text:p>44.4%</text:p>
          </table:table-cell>
          <table:table-cell/>
          <table:table-cell table:style-name="ce1" table:formula="of:=COUNTIF([.I7:.I42];0)" office:value-type="float" office:value="25">
            <text:p>25</text:p>
          </table:table-cell>
          <table:table-cell table:style-name="ce2" table:formula="of:=[.I5]/[.$I$3]" office:value-type="percentage" office:value="0.694444444444444">
            <text:p>69.4%</text:p>
          </table:table-cell>
          <table:table-cell/>
          <table:table-cell office:value-type="string">
            <text:p>0&lt;</text:p>
          </table:table-cell>
          <table:table-cell table:style-name="ce1" table:formula="of:=COUNTIF([.M7:.M42];0)" office:value-type="float" office:value="16">
            <text:p>16</text:p>
          </table:table-cell>
          <table:table-cell table:style-name="ce2" table:formula="of:=[.M5]/[.$F$3]" office:value-type="percentage" office:value="0.444444444444444">
            <text:p>44.4%</text:p>
          </table:table-cell>
          <table:table-cell/>
          <table:table-cell table:style-name="ce1" table:formula="of:=COUNTIF([.P7:.P42];0)" office:value-type="float" office:value="25">
            <text:p>25</text:p>
          </table:table-cell>
          <table:table-cell table:style-name="ce2" table:formula="of:=[.P5]/[.$I$3]" office:value-type="percentage" office:value="0.694444444444444">
            <text:p>69.4%</text:p>
          </table:table-cell>
        </table:table-row>
        <table:table-row table:style-name="ro1">
          <table:table-cell table:number-columns-repeated="10"/>
          <table:table-cell office:value-type="string">
            <text:p>id</text:p>
          </table:table-cell>
          <table:table-cell office:value-type="string">
            <text:p>weight</text:p>
          </table:table-cell>
          <table:table-cell table:number-columns-repeated="2"/>
          <table:table-cell office:value-type="string">
            <text:p>volu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.10389253">
            <text:p>-2.10389253</text:p>
          </table:table-cell>
          <table:table-cell office:value-type="float" office:value="-1.59336644">
            <text:p>-1.59336644</text:p>
          </table:table-cell>
          <table:table-cell/>
          <table:table-cell office:value-type="float" office:value="-2.10389253">
            <text:p>-2.10389253</text:p>
          </table:table-cell>
          <table:table-cell table:formula="of:=IF([.E7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H7]&gt;=0;1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1.90050772">
            <text:p>1.90050772</text:p>
          </table:table-cell>
          <table:table-cell table:formula="of:=IF([.L7]&gt;=0;1;0)" office:value-type="float" office:value="1">
            <text:p>1</text:p>
          </table:table-cell>
          <table:table-cell/>
          <table:table-cell office:value-type="float" office:value="2.31762392">
            <text:p>2.31762392</text:p>
          </table:table-cell>
          <table:table-cell table:formula="of:=IF([.O7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0.55407235">
            <text:p>-0.55407235</text:p>
          </table:table-cell>
          <table:table-cell office:value-type="float" office:value="-1.07190106">
            <text:p>-1.07190106</text:p>
          </table:table-cell>
          <table:table-cell/>
          <table:table-cell office:value-type="float" office:value="-0.55407235">
            <text:p>-0.55407235</text:p>
          </table:table-cell>
          <table:table-cell table:formula="of:=IF([.E8]&gt;=0;1;0)" office:value-type="float" office:value="0">
            <text:p>0</text:p>
          </table:table-cell>
          <table:table-cell/>
          <table:table-cell office:value-type="float" office:value="-1.07190106">
            <text:p>-1.07190106</text:p>
          </table:table-cell>
          <table:table-cell table:formula="of:=IF([.H8]&gt;=0;1;0)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.81254495">
            <text:p>1.81254495</text:p>
          </table:table-cell>
          <table:table-cell table:formula="of:=IF([.L8]&gt;=0;1;0)" office:value-type="float" office:value="1">
            <text:p>1</text:p>
          </table:table-cell>
          <table:table-cell/>
          <table:table-cell office:value-type="float" office:value="1.53542584">
            <text:p>1.53542584</text:p>
          </table:table-cell>
          <table:table-cell table:formula="of:=IF([.O8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1.52166278">
            <text:p>-1.52166278</text:p>
          </table:table-cell>
          <table:table-cell office:value-type="float" office:value="-1.59336644">
            <text:p>-1.59336644</text:p>
          </table:table-cell>
          <table:table-cell/>
          <table:table-cell office:value-type="float" office:value="-1.52166278">
            <text:p>-1.52166278</text:p>
          </table:table-cell>
          <table:table-cell table:formula="of:=IF([.E9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H9]&gt;=0;1;0)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.72877089">
            <text:p>1.72877089</text:p>
          </table:table-cell>
          <table:table-cell table:formula="of:=IF([.L9]&gt;=0;1;0)" office:value-type="float" office:value="1">
            <text:p>1</text:p>
          </table:table-cell>
          <table:table-cell/>
          <table:table-cell office:value-type="float" office:value="1.27469315">
            <text:p>1.27469315</text:p>
          </table:table-cell>
          <table:table-cell table:formula="of:=IF([.O9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1.78973979">
            <text:p>-1.78973979</text:p>
          </table:table-cell>
          <table:table-cell office:value-type="float" office:value="-1.85409913">
            <text:p>-1.85409913</text:p>
          </table:table-cell>
          <table:table-cell/>
          <table:table-cell office:value-type="float" office:value="-1.78973979">
            <text:p>-1.78973979</text:p>
          </table:table-cell>
          <table:table-cell table:formula="of:=IF([.E10]&gt;=0;1;0)" office:value-type="float" office:value="0">
            <text:p>0</text:p>
          </table:table-cell>
          <table:table-cell/>
          <table:table-cell office:value-type="float" office:value="-1.85409913">
            <text:p>-1.85409913</text:p>
          </table:table-cell>
          <table:table-cell table:formula="of:=IF([.H10]&gt;=0;1;0)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.30990057">
            <text:p>1.30990057</text:p>
          </table:table-cell>
          <table:table-cell table:formula="of:=IF([.L10]&gt;=0;1;0)" office:value-type="float" office:value="1">
            <text:p>1</text:p>
          </table:table-cell>
          <table:table-cell/>
          <table:table-cell office:value-type="float" office:value="1.27469315">
            <text:p>1.27469315</text:p>
          </table:table-cell>
          <table:table-cell table:formula="of:=IF([.O10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0.63784641">
            <text:p>-0.63784641</text:p>
          </table:table-cell>
          <table:table-cell office:value-type="float" office:value="-0.28970299">
            <text:p>-0.28970299</text:p>
          </table:table-cell>
          <table:table-cell/>
          <table:table-cell office:value-type="float" office:value="-0.63784641">
            <text:p>-0.63784641</text:p>
          </table:table-cell>
          <table:table-cell table:formula="of:=IF([.E11]&gt;=0;1;0)" office:value-type="float" office:value="0">
            <text:p>0</text:p>
          </table:table-cell>
          <table:table-cell/>
          <table:table-cell office:value-type="float" office:value="-0.28970299">
            <text:p>-0.28970299</text:p>
          </table:table-cell>
          <table:table-cell table:formula="of:=IF([.H11]&gt;=0;1;0)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.2219378">
            <text:p>1.2219378</text:p>
          </table:table-cell>
          <table:table-cell table:formula="of:=IF([.L11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1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1.52166278">
            <text:p>-1.52166278</text:p>
          </table:table-cell>
          <table:table-cell office:value-type="float" office:value="-1.59336644">
            <text:p>-1.59336644</text:p>
          </table:table-cell>
          <table:table-cell/>
          <table:table-cell office:value-type="float" office:value="-1.52166278">
            <text:p>-1.52166278</text:p>
          </table:table-cell>
          <table:table-cell table:formula="of:=IF([.E12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H12]&gt;=0;1;0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.96642691">
            <text:p>0.96642691</text:p>
          </table:table-cell>
          <table:table-cell table:formula="of:=IF([.L12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2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0.76769621">
            <text:p>-0.76769621</text:p>
          </table:table-cell>
          <table:table-cell office:value-type="float" office:value="-0.55043568">
            <text:p>-0.55043568</text:p>
          </table:table-cell>
          <table:table-cell/>
          <table:table-cell office:value-type="float" office:value="-0.76769621">
            <text:p>-0.76769621</text:p>
          </table:table-cell>
          <table:table-cell table:formula="of:=IF([.E13]&gt;=0;1;0)" office:value-type="float" office:value="0">
            <text:p>0</text:p>
          </table:table-cell>
          <table:table-cell/>
          <table:table-cell office:value-type="float" office:value="-0.55043568">
            <text:p>-0.55043568</text:p>
          </table:table-cell>
          <table:table-cell table:formula="of:=IF([.H13]&gt;=0;1;0)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.8281997">
            <text:p>0.8281997</text:p>
          </table:table-cell>
          <table:table-cell table:formula="of:=IF([.L13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3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.3046118">
            <text:p>0.3046118</text:p>
          </table:table-cell>
          <table:table-cell office:value-type="float" office:value="-0.28970299">
            <text:p>-0.28970299</text:p>
          </table:table-cell>
          <table:table-cell/>
          <table:table-cell office:value-type="float" office:value="0.3046118">
            <text:p>0.3046118</text:p>
          </table:table-cell>
          <table:table-cell table:formula="of:=IF([.E14]&gt;=0;1;0)" office:value-type="float" office:value="1">
            <text:p>1</text:p>
          </table:table-cell>
          <table:table-cell/>
          <table:table-cell office:value-type="float" office:value="-0.28970299">
            <text:p>-0.28970299</text:p>
          </table:table-cell>
          <table:table-cell table:formula="of:=IF([.H14]&gt;=0;1;0)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.72348212">
            <text:p>0.72348212</text:p>
          </table:table-cell>
          <table:table-cell table:formula="of:=IF([.L14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4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0.7551301">
            <text:p>-0.7551301</text:p>
          </table:table-cell>
          <table:table-cell office:value-type="float" office:value="-0.28970299">
            <text:p>-0.28970299</text:p>
          </table:table-cell>
          <table:table-cell/>
          <table:table-cell office:value-type="float" office:value="-0.7551301">
            <text:p>-0.7551301</text:p>
          </table:table-cell>
          <table:table-cell table:formula="of:=IF([.E15]&gt;=0;1;0)" office:value-type="float" office:value="0">
            <text:p>0</text:p>
          </table:table-cell>
          <table:table-cell/>
          <table:table-cell office:value-type="float" office:value="-0.28970299">
            <text:p>-0.28970299</text:p>
          </table:table-cell>
          <table:table-cell table:formula="of:=IF([.H15]&gt;=0;1;0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0.5685001">
            <text:p>0.5685001</text:p>
          </table:table-cell>
          <table:table-cell table:formula="of:=IF([.L15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5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0.59595938">
            <text:p>-0.59595938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-0.59595938">
            <text:p>-0.59595938</text:p>
          </table:table-cell>
          <table:table-cell table:formula="of:=IF([.E16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H16]&gt;=0;1;0)" office:value-type="float" office:value="0">
            <text:p>0</text:p>
          </table:table-cell>
          <table:table-cell/>
          <table:table-cell office:value-type="float" office:value="10">
            <text:p>10</text:p>
            <draw:frame table:end-cell-address="Sheet1.R35" table:end-x="1.91cm" table:end-y="0.428cm" draw:z-index="0" draw:style-name="gr1" draw:text-style-name="P1" svg:width="15.999cm" svg:height="9cm" svg:x="1.718cm" svg:y="0.009cm">
              <draw:object draw:notify-on-update-of-ranges="Sheet1.K7:Sheet1.K42 Sheet1.L6:Sheet1.L6 Sheet1.L7:Sheet1.L42 Sheet1.O6:Sheet1.O6 Sheet1.O7:Sheet1.O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51404696">
            <text:p>0.51404696</text:p>
          </table:table-cell>
          <table:table-cell table:formula="of:=IF([.L16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6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1.30803892">
            <text:p>-1.30803892</text:p>
          </table:table-cell>
          <table:table-cell office:value-type="float" office:value="-1.33263375">
            <text:p>-1.33263375</text:p>
          </table:table-cell>
          <table:table-cell/>
          <table:table-cell office:value-type="float" office:value="-1.30803892">
            <text:p>-1.30803892</text:p>
          </table:table-cell>
          <table:table-cell table:formula="of:=IF([.E17]&gt;=0;1;0)" office:value-type="float" office:value="0">
            <text:p>0</text:p>
          </table:table-cell>
          <table:table-cell/>
          <table:table-cell office:value-type="float" office:value="-1.33263375">
            <text:p>-1.33263375</text:p>
          </table:table-cell>
          <table:table-cell table:formula="of:=IF([.H17]&gt;=0;1;0)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0.51404696">
            <text:p>0.51404696</text:p>
          </table:table-cell>
          <table:table-cell table:formula="of:=IF([.L17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O17]&gt;=0;1;0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-1.26615189">
            <text:p>-1.26615189</text:p>
          </table:table-cell>
          <table:table-cell office:value-type="float" office:value="-0.81116837">
            <text:p>-0.81116837</text:p>
          </table:table-cell>
          <table:table-cell/>
          <table:table-cell office:value-type="float" office:value="-1.26615189">
            <text:p>-1.26615189</text:p>
          </table:table-cell>
          <table:table-cell table:formula="of:=IF([.E18]&gt;=0;1;0)" office:value-type="float" office:value="0">
            <text:p>0</text:p>
          </table:table-cell>
          <table:table-cell/>
          <table:table-cell office:value-type="float" office:value="-0.81116837">
            <text:p>-0.81116837</text:p>
          </table:table-cell>
          <table:table-cell table:formula="of:=IF([.H18]&gt;=0;1;0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.47215993">
            <text:p>0.47215993</text:p>
          </table:table-cell>
          <table:table-cell table:formula="of:=IF([.L18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18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0.7551301">
            <text:p>-0.7551301</text:p>
          </table:table-cell>
          <table:table-cell office:value-type="float" office:value="-1.59336644">
            <text:p>-1.59336644</text:p>
          </table:table-cell>
          <table:table-cell/>
          <table:table-cell office:value-type="float" office:value="-0.7551301">
            <text:p>-0.7551301</text:p>
          </table:table-cell>
          <table:table-cell table:formula="of:=IF([.E19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H19]&gt;=0;1;0)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0.4302729">
            <text:p>0.4302729</text:p>
          </table:table-cell>
          <table:table-cell table:formula="of:=IF([.L19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19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0.16871166">
            <text:p>-0.16871166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-0.16871166">
            <text:p>-0.16871166</text:p>
          </table:table-cell>
          <table:table-cell table:formula="of:=IF([.E20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H20]&gt;=0;1;0)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0.40932938">
            <text:p>0.40932938</text:p>
          </table:table-cell>
          <table:table-cell table:formula="of:=IF([.L20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0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14125238">
            <text:p>0.14125238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14125238">
            <text:p>0.14125238</text:p>
          </table:table-cell>
          <table:table-cell table:formula="of:=IF([.E21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21]&gt;=0;1;0)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0.3046118">
            <text:p>0.3046118</text:p>
          </table:table-cell>
          <table:table-cell table:formula="of:=IF([.L21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1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15800719">
            <text:p>0.15800719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15800719">
            <text:p>0.15800719</text:p>
          </table:table-cell>
          <table:table-cell table:formula="of:=IF([.E22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22]&gt;=0;1;0)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.3046118">
            <text:p>0.3046118</text:p>
          </table:table-cell>
          <table:table-cell table:formula="of:=IF([.L22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2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3046118">
            <text:p>0.3046118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3046118">
            <text:p>0.3046118</text:p>
          </table:table-cell>
          <table:table-cell table:formula="of:=IF([.E23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23]&gt;=0;1;0)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0.3046118">
            <text:p>0.3046118</text:p>
          </table:table-cell>
          <table:table-cell table:formula="of:=IF([.L23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3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0.05142797">
            <text:p>-0.05142797</text:p>
          </table:table-cell>
          <table:table-cell office:value-type="float" office:value="1.53542584">
            <text:p>1.53542584</text:p>
          </table:table-cell>
          <table:table-cell/>
          <table:table-cell office:value-type="float" office:value="-0.05142797">
            <text:p>-0.05142797</text:p>
          </table:table-cell>
          <table:table-cell table:formula="of:=IF([.E24]&gt;=0;1;0)" office:value-type="float" office:value="0">
            <text:p>0</text:p>
          </table:table-cell>
          <table:table-cell/>
          <table:table-cell office:value-type="float" office:value="1.53542584">
            <text:p>1.53542584</text:p>
          </table:table-cell>
          <table:table-cell table:formula="of:=IF([.H24]&gt;=0;1;0)"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float" office:value="0.15800719">
            <text:p>0.15800719</text:p>
          </table:table-cell>
          <table:table-cell table:formula="of:=IF([.L24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4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0.72580918">
            <text:p>-0.72580918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-0.72580918">
            <text:p>-0.72580918</text:p>
          </table:table-cell>
          <table:table-cell table:formula="of:=IF([.E25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H25]&gt;=0;1;0)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.14962979">
            <text:p>0.14962979</text:p>
          </table:table-cell>
          <table:table-cell table:formula="of:=IF([.L25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5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14962979">
            <text:p>0.14962979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0.14962979">
            <text:p>0.14962979</text:p>
          </table:table-cell>
          <table:table-cell table:formula="of:=IF([.E26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26]&gt;=0;1;0)"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float" office:value="0.14125238">
            <text:p>0.14125238</text:p>
          </table:table-cell>
          <table:table-cell table:formula="of:=IF([.L26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O26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.2219378">
            <text:p>1.2219378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1.2219378">
            <text:p>1.2219378</text:p>
          </table:table-cell>
          <table:table-cell table:formula="of:=IF([.E27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27]&gt;=0;1;0)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-0.05142797">
            <text:p>-0.05142797</text:p>
          </table:table-cell>
          <table:table-cell table:formula="of:=IF([.L27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O27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5685001">
            <text:p>0.5685001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0.5685001">
            <text:p>0.5685001</text:p>
          </table:table-cell>
          <table:table-cell table:formula="of:=IF([.E28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28]&gt;=0;1;0)"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office:value-type="float" office:value="-0.16871166">
            <text:p>-0.16871166</text:p>
          </table:table-cell>
          <table:table-cell table:formula="of:=IF([.L28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O28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3046118">
            <text:p>0.3046118</text:p>
          </table:table-cell>
          <table:table-cell office:value-type="float" office:value="1.27469315">
            <text:p>1.27469315</text:p>
          </table:table-cell>
          <table:table-cell/>
          <table:table-cell office:value-type="float" office:value="0.3046118">
            <text:p>0.3046118</text:p>
          </table:table-cell>
          <table:table-cell table:formula="of:=IF([.E29]&gt;=0;1;0)" office:value-type="float" office:value="1">
            <text:p>1</text:p>
          </table:table-cell>
          <table:table-cell/>
          <table:table-cell office:value-type="float" office:value="1.27469315">
            <text:p>1.27469315</text:p>
          </table:table-cell>
          <table:table-cell table:formula="of:=IF([.H29]&gt;=0;1;0)"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-0.23991961">
            <text:p>-0.23991961</text:p>
          </table:table-cell>
          <table:table-cell table:formula="of:=IF([.L29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O29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51404696">
            <text:p>0.51404696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51404696">
            <text:p>0.51404696</text:p>
          </table:table-cell>
          <table:table-cell table:formula="of:=IF([.E30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30]&gt;=0;1;0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-0.55407235">
            <text:p>-0.55407235</text:p>
          </table:table-cell>
          <table:table-cell table:formula="of:=IF([.L30]&gt;=0;1;0)" office:value-type="float" office:value="0">
            <text:p>0</text:p>
          </table:table-cell>
          <table:table-cell/>
          <table:table-cell office:value-type="float" office:value="-0.28970299">
            <text:p>-0.28970299</text:p>
          </table:table-cell>
          <table:table-cell table:formula="of:=IF([.O30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51404696">
            <text:p>0.51404696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0.51404696">
            <text:p>0.51404696</text:p>
          </table:table-cell>
          <table:table-cell table:formula="of:=IF([.E31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31]&gt;=0;1;0)"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float" office:value="-0.59595938">
            <text:p>-0.59595938</text:p>
          </table:table-cell>
          <table:table-cell table:formula="of:=IF([.L31]&gt;=0;1;0)" office:value-type="float" office:value="0">
            <text:p>0</text:p>
          </table:table-cell>
          <table:table-cell/>
          <table:table-cell office:value-type="float" office:value="-0.28970299">
            <text:p>-0.28970299</text:p>
          </table:table-cell>
          <table:table-cell table:formula="of:=IF([.O31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72348212">
            <text:p>0.72348212</text:p>
          </table:table-cell>
          <table:table-cell office:value-type="float" office:value="-0.28970299">
            <text:p>-0.28970299</text:p>
          </table:table-cell>
          <table:table-cell/>
          <table:table-cell office:value-type="float" office:value="0.72348212">
            <text:p>0.72348212</text:p>
          </table:table-cell>
          <table:table-cell table:formula="of:=IF([.E32]&gt;=0;1;0)" office:value-type="float" office:value="1">
            <text:p>1</text:p>
          </table:table-cell>
          <table:table-cell/>
          <table:table-cell office:value-type="float" office:value="-0.28970299">
            <text:p>-0.28970299</text:p>
          </table:table-cell>
          <table:table-cell table:formula="of:=IF([.H32]&gt;=0;1;0)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-0.63784641">
            <text:p>-0.63784641</text:p>
          </table:table-cell>
          <table:table-cell table:formula="of:=IF([.L32]&gt;=0;1;0)" office:value-type="float" office:value="0">
            <text:p>0</text:p>
          </table:table-cell>
          <table:table-cell/>
          <table:table-cell office:value-type="float" office:value="-0.28970299">
            <text:p>-0.28970299</text:p>
          </table:table-cell>
          <table:table-cell table:formula="of:=IF([.O32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8281997">
            <text:p>0.8281997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0.8281997">
            <text:p>0.8281997</text:p>
          </table:table-cell>
          <table:table-cell table:formula="of:=IF([.E33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33]&gt;=0;1;0)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office:value-type="float" office:value="-0.72580918">
            <text:p>-0.72580918</text:p>
          </table:table-cell>
          <table:table-cell table:formula="of:=IF([.L33]&gt;=0;1;0)" office:value-type="float" office:value="0">
            <text:p>0</text:p>
          </table:table-cell>
          <table:table-cell/>
          <table:table-cell office:value-type="float" office:value="-0.28970299">
            <text:p>-0.28970299</text:p>
          </table:table-cell>
          <table:table-cell table:formula="of:=IF([.O33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.81254495">
            <text:p>1.81254495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1.81254495">
            <text:p>1.81254495</text:p>
          </table:table-cell>
          <table:table-cell table:formula="of:=IF([.E34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34]&gt;=0;1;0)"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office:value-type="float" office:value="-0.7551301">
            <text:p>-0.7551301</text:p>
          </table:table-cell>
          <table:table-cell table:formula="of:=IF([.L34]&gt;=0;1;0)" office:value-type="float" office:value="0">
            <text:p>0</text:p>
          </table:table-cell>
          <table:table-cell/>
          <table:table-cell office:value-type="float" office:value="-0.55043568">
            <text:p>-0.55043568</text:p>
          </table:table-cell>
          <table:table-cell table:formula="of:=IF([.O34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96642691">
            <text:p>0.96642691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96642691">
            <text:p>0.96642691</text:p>
          </table:table-cell>
          <table:table-cell table:formula="of:=IF([.E35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35]&gt;=0;1;0)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-0.7551301">
            <text:p>-0.7551301</text:p>
          </table:table-cell>
          <table:table-cell table:formula="of:=IF([.L35]&gt;=0;1;0)" office:value-type="float" office:value="0">
            <text:p>0</text:p>
          </table:table-cell>
          <table:table-cell/>
          <table:table-cell office:value-type="float" office:value="-0.81116837">
            <text:p>-0.81116837</text:p>
          </table:table-cell>
          <table:table-cell table:formula="of:=IF([.O35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.72877089">
            <text:p>1.72877089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1.72877089">
            <text:p>1.72877089</text:p>
          </table:table-cell>
          <table:table-cell table:formula="of:=IF([.E36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36]&gt;=0;1;0)"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-0.76769621">
            <text:p>-0.76769621</text:p>
          </table:table-cell>
          <table:table-cell table:formula="of:=IF([.L36]&gt;=0;1;0)" office:value-type="float" office:value="0">
            <text:p>0</text:p>
          </table:table-cell>
          <table:table-cell/>
          <table:table-cell office:value-type="float" office:value="-1.07190106">
            <text:p>-1.07190106</text:p>
          </table:table-cell>
          <table:table-cell table:formula="of:=IF([.O36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.30990057">
            <text:p>1.30990057</text:p>
          </table:table-cell>
          <table:table-cell office:value-type="float" office:value="1.27469315">
            <text:p>1.27469315</text:p>
          </table:table-cell>
          <table:table-cell/>
          <table:table-cell office:value-type="float" office:value="1.30990057">
            <text:p>1.30990057</text:p>
          </table:table-cell>
          <table:table-cell table:formula="of:=IF([.E37]&gt;=0;1;0)" office:value-type="float" office:value="1">
            <text:p>1</text:p>
          </table:table-cell>
          <table:table-cell/>
          <table:table-cell office:value-type="float" office:value="1.27469315">
            <text:p>1.27469315</text:p>
          </table:table-cell>
          <table:table-cell table:formula="of:=IF([.H37]&gt;=0;1;0)"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office:value-type="float" office:value="-1.26615189">
            <text:p>-1.26615189</text:p>
          </table:table-cell>
          <table:table-cell table:formula="of:=IF([.L37]&gt;=0;1;0)" office:value-type="float" office:value="0">
            <text:p>0</text:p>
          </table:table-cell>
          <table:table-cell/>
          <table:table-cell office:value-type="float" office:value="-1.33263375">
            <text:p>-1.33263375</text:p>
          </table:table-cell>
          <table:table-cell table:formula="of:=IF([.O37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.90050772">
            <text:p>1.90050772</text:p>
          </table:table-cell>
          <table:table-cell office:value-type="float" office:value="1.01396046">
            <text:p>1.01396046</text:p>
          </table:table-cell>
          <table:table-cell/>
          <table:table-cell office:value-type="float" office:value="1.90050772">
            <text:p>1.90050772</text:p>
          </table:table-cell>
          <table:table-cell table:formula="of:=IF([.E38]&gt;=0;1;0)" office:value-type="float" office:value="1">
            <text:p>1</text:p>
          </table:table-cell>
          <table:table-cell/>
          <table:table-cell office:value-type="float" office:value="1.01396046">
            <text:p>1.01396046</text:p>
          </table:table-cell>
          <table:table-cell table:formula="of:=IF([.H38]&gt;=0;1;0)"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office:value-type="float" office:value="-1.30803892">
            <text:p>-1.30803892</text:p>
          </table:table-cell>
          <table:table-cell table:formula="of:=IF([.L38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O38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0.23991961">
            <text:p>-0.23991961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-0.23991961">
            <text:p>-0.23991961</text:p>
          </table:table-cell>
          <table:table-cell table:formula="of:=IF([.E39]&gt;=0;1;0)" office:value-type="float" office:value="0">
            <text:p>0</text:p>
          </table:table-cell>
          <table:table-cell/>
          <table:table-cell office:value-type="float" office:value="-0.0289703">
            <text:p>-0.0289703</text:p>
          </table:table-cell>
          <table:table-cell table:formula="of:=IF([.H39]&gt;=0;1;0)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-1.52166278">
            <text:p>-1.52166278</text:p>
          </table:table-cell>
          <table:table-cell table:formula="of:=IF([.L39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O39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40932938">
            <text:p>0.40932938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40932938">
            <text:p>0.40932938</text:p>
          </table:table-cell>
          <table:table-cell table:formula="of:=IF([.E40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40]&gt;=0;1;0)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-1.52166278">
            <text:p>-1.52166278</text:p>
          </table:table-cell>
          <table:table-cell table:formula="of:=IF([.L40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O40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47215993">
            <text:p>0.47215993</text:p>
          </table:table-cell>
          <table:table-cell office:value-type="float" office:value="-0.0289703">
            <text:p>-0.0289703</text:p>
          </table:table-cell>
          <table:table-cell/>
          <table:table-cell office:value-type="float" office:value="0.47215993">
            <text:p>0.47215993</text:p>
          </table:table-cell>
          <table:table-cell table:formula="of:=IF([.E41]&gt;=0;1;0)" office:value-type="float" office:value="1">
            <text:p>1</text:p>
          </table:table-cell>
          <table:table-cell/>
          <table:table-cell office:value-type="float" office:value="-0.0289703">
            <text:p>-0.0289703</text:p>
          </table:table-cell>
          <table:table-cell table:formula="of:=IF([.H41]&gt;=0;1;0)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-1.78973979">
            <text:p>-1.78973979</text:p>
          </table:table-cell>
          <table:table-cell table:formula="of:=IF([.L41]&gt;=0;1;0)" office:value-type="float" office:value="0">
            <text:p>0</text:p>
          </table:table-cell>
          <table:table-cell/>
          <table:table-cell office:value-type="float" office:value="-1.59336644">
            <text:p>-1.59336644</text:p>
          </table:table-cell>
          <table:table-cell table:formula="of:=IF([.O41]&gt;=0;1;0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4302729">
            <text:p>0.4302729</text:p>
          </table:table-cell>
          <table:table-cell office:value-type="float" office:value="2.31762392">
            <text:p>2.31762392</text:p>
          </table:table-cell>
          <table:table-cell/>
          <table:table-cell office:value-type="float" office:value="0.4302729">
            <text:p>0.4302729</text:p>
          </table:table-cell>
          <table:table-cell table:formula="of:=IF([.E42]&gt;=0;1;0)" office:value-type="float" office:value="1">
            <text:p>1</text:p>
          </table:table-cell>
          <table:table-cell/>
          <table:table-cell office:value-type="float" office:value="2.31762392">
            <text:p>2.31762392</text:p>
          </table:table-cell>
          <table:table-cell table:formula="of:=IF([.H42]&gt;=0;1;0)"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office:value-type="float" office:value="-2.10389253">
            <text:p>-2.10389253</text:p>
          </table:table-cell>
          <table:table-cell table:formula="of:=IF([.L42]&gt;=0;1;0)" office:value-type="float" office:value="0">
            <text:p>0</text:p>
          </table:table-cell>
          <table:table-cell/>
          <table:table-cell office:value-type="float" office:value="-1.85409913">
            <text:p>-1.85409913</text:p>
          </table:table-cell>
          <table:table-cell table:formula="of:=IF([.O42]&gt;=0;1;0)" office:value-type="float" office:value="0">
            <text:p>0</text:p>
          </table:table-cell>
          <table:table-cell/>
        </table:table-row>
      </table:table>
      <table:table table:name="s-7.(1)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val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.58324215">
            <text:p>2.58324215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.94373317">
            <text:p>2.94373317</text:p>
          </table:table-cell>
          <table:table-cell/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office:value-type="float" office:value="0.8638039">
            <text:p>0.8638039</text:p>
          </table:table-cell>
          <table:table-cell/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office:value-type="float" office:value="4.64027081">
            <text:p>4.64027081</text:p>
          </table:table-cell>
          <table:table-cell/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office:value-type="float" office:value="1.20656441">
            <text:p>1.20656441</text:p>
          </table:table-cell>
          <table:table-cell/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office:value-type="float" office:value="2.15825263">
            <text:p>2.15825263</text:p>
          </table:table-cell>
          <table:table-cell/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office:value-type="float" office:value="3.50288142">
            <text:p>3.50288142</text:p>
          </table:table-cell>
          <table:table-cell/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office:value-type="float" office:value="1.75471191">
            <text:p>1.75471191</text:p>
          </table:table-cell>
          <table:table-cell/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office:value-type="float" office:value="1.94204778">
            <text:p>1.94204778</text:p>
          </table:table-cell>
          <table:table-cell/>
        </table:table-row>
        <table:table-row table:style-name="ro1">
          <table:table-cell/>
          <table:table-cell table:formula="of:=[.B11]+1" office:value-type="float" office:value="10">
            <text:p>10</text:p>
          </table:table-cell>
          <table:table-cell office:value-type="float" office:value="2.09099239">
            <text:p>2.09099239</text:p>
          </table:table-cell>
          <table:table-cell/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office:value-type="float" office:value="3.55145404">
            <text:p>3.55145404</text:p>
          </table:table-cell>
          <table:table-cell/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office:value-type="float" office:value="5.29220801">
            <text:p>5.29220801</text:p>
          </table:table-cell>
          <table:table-cell/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office:value-type="float" office:value="3.04153939">
            <text:p>3.04153939</text:p>
          </table:table-cell>
          <table:table-cell/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office:value-type="float" office:value="1.88207455">
            <text:p>1.88207455</text:p>
          </table:table-cell>
          <table:table-cell/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office:value-type="float" office:value="3.53905832">
            <text:p>3.53905832</text:p>
          </table:table-cell>
          <table:table-cell/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office:value-type="float" office:value="2.4038403">
            <text:p>2.4038403</text:p>
          </table:table-cell>
          <table:table-cell/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office:value-type="float" office:value="2.9808695">
            <text:p>2.9808695</text:p>
          </table:table-cell>
          <table:table-cell/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office:value-type="float" office:value="4.17500122">
            <text:p>4.17500122</text:p>
          </table:table-cell>
          <table:table-cell/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office:value-type="float" office:value="2.25212905">
            <text:p>2.25212905</text:p>
          </table:table-cell>
          <table:table-cell/>
        </table:table-row>
        <table:table-row table:style-name="ro1">
          <table:table-cell/>
          <table:table-cell table:formula="of:=[.B21]+1" office:value-type="float" office:value="20">
            <text:p>20</text:p>
          </table:table-cell>
          <table:table-cell office:value-type="float" office:value="3.00902525">
            <text:p>3.00902525</text:p>
          </table:table-cell>
          <table:table-cell/>
        </table:table-row>
        <table:table-row table:style-name="ro1">
          <table:table-cell/>
          <table:table-cell table:formula="of:=[.B22]+1" office:value-type="float" office:value="21">
            <text:p>21</text:p>
          </table:table-cell>
          <table:table-cell office:value-type="float" office:value="2.12189211">
            <text:p>2.12189211</text:p>
          </table:table-cell>
          <table:table-cell/>
        </table:table-row>
        <table:table-row table:style-name="ro1">
          <table:table-cell/>
          <table:table-cell table:formula="of:=[.B23]+1" office:value-type="float" office:value="22">
            <text:p>22</text:p>
          </table:table-cell>
          <table:table-cell office:value-type="float" office:value="2.84356583">
            <text:p>2.84356583</text:p>
          </table:table-cell>
          <table:table-cell/>
        </table:table-row>
        <table:table-row table:style-name="ro1">
          <table:table-cell/>
          <table:table-cell table:formula="of:=[.B24]+1" office:value-type="float" office:value="23">
            <text:p>23</text:p>
          </table:table-cell>
          <table:table-cell office:value-type="float" office:value="3.25657045">
            <text:p>3.25657045</text:p>
          </table:table-cell>
          <table:table-cell/>
        </table:table-row>
        <table:table-row table:style-name="ro1">
          <table:table-cell/>
          <table:table-cell table:formula="of:=[.B25]+1" office:value-type="float" office:value="24">
            <text:p>24</text:p>
          </table:table-cell>
          <table:table-cell office:value-type="float" office:value="2.01122095">
            <text:p>2.01122095</text:p>
          </table:table-cell>
          <table:table-cell/>
        </table:table-row>
        <table:table-row table:style-name="ro1">
          <table:table-cell/>
          <table:table-cell table:formula="of:=[.B26]+1" office:value-type="float" office:value="25">
            <text:p>25</text:p>
          </table:table-cell>
          <table:table-cell office:value-type="float" office:value="2.66117803">
            <text:p>2.66117803</text:p>
          </table:table-cell>
          <table:table-cell/>
        </table:table-row>
        <table:table-row table:style-name="ro1">
          <table:table-cell/>
          <table:table-cell table:formula="of:=[.B27]+1" office:value-type="float" office:value="26">
            <text:p>26</text:p>
          </table:table-cell>
          <table:table-cell office:value-type="float" office:value="2.76381597">
            <text:p>2.76381597</text:p>
          </table:table-cell>
          <table:table-cell/>
        </table:table-row>
        <table:table-row table:style-name="ro1">
          <table:table-cell/>
          <table:table-cell table:formula="of:=[.B28]+1" office:value-type="float" office:value="27">
            <text:p>27</text:p>
          </table:table-cell>
          <table:table-cell office:value-type="float" office:value="2.36234499">
            <text:p>2.36234499</text:p>
          </table:table-cell>
          <table:table-cell/>
        </table:table-row>
        <table:table-row table:style-name="ro1">
          <table:table-cell/>
          <table:table-cell table:formula="of:=[.B29]+1" office:value-type="float" office:value="28">
            <text:p>28</text:p>
          </table:table-cell>
          <table:table-cell office:value-type="float" office:value="1.81238771">
            <text:p>1.81238771</text:p>
          </table:table-cell>
          <table:table-cell/>
        </table:table-row>
        <table:table-row table:style-name="ro1">
          <table:table-cell/>
          <table:table-cell table:formula="of:=[.B30]+1" office:value-type="float" office:value="29">
            <text:p>29</text:p>
          </table:table-cell>
          <table:table-cell office:value-type="float" office:value="1.57878277">
            <text:p>1.57878277</text:p>
          </table:table-cell>
          <table:table-cell/>
        </table:table-row>
        <table:table-row table:style-name="ro1">
          <table:table-cell/>
          <table:table-cell table:formula="of:=[.B31]+1" office:value-type="float" office:value="30">
            <text:p>30</text:p>
          </table:table-cell>
          <table:table-cell office:value-type="float" office:value="2.8465048">
            <text:p>2.8465048</text:p>
          </table:table-cell>
          <table:table-cell/>
        </table:table-row>
        <table:table-row table:style-name="ro1">
          <table:table-cell/>
          <table:table-cell table:formula="of:=[.B32]+1" office:value-type="float" office:value="31">
            <text:p>31</text:p>
          </table:table-cell>
          <table:table-cell office:value-type="float" office:value="2.73094304">
            <text:p>2.73094304</text:p>
          </table:table-cell>
          <table:table-cell/>
        </table:table-row>
        <table:table-row table:style-name="ro1">
          <table:table-cell/>
          <table:table-cell table:formula="of:=[.B33]+1" office:value-type="float" office:value="32">
            <text:p>32</text:p>
          </table:table-cell>
          <table:table-cell office:value-type="float" office:value="5.23136679">
            <text:p>5.23136679</text:p>
          </table:table-cell>
          <table:table-cell/>
        </table:table-row>
        <table:table-row table:style-name="ro1">
          <table:table-cell/>
          <table:table-cell table:formula="of:=[.B34]+1" office:value-type="float" office:value="33">
            <text:p>33</text:p>
          </table:table-cell>
          <table:table-cell office:value-type="float" office:value="0.56523242">
            <text:p>0.56523242</text:p>
          </table:table-cell>
          <table:table-cell/>
        </table:table-row>
        <table:table-row table:style-name="ro1">
          <table:table-cell/>
          <table:table-cell table:formula="of:=[.B35]+1" office:value-type="float" office:value="34">
            <text:p>34</text:p>
          </table:table-cell>
          <table:table-cell office:value-type="float" office:value="3.1127265">
            <text:p>3.1127265</text:p>
          </table:table-cell>
          <table:table-cell/>
        </table:table-row>
        <table:table-row table:style-name="ro1">
          <table:table-cell/>
          <table:table-cell table:formula="of:=[.B36]+1" office:value-type="float" office:value="35">
            <text:p>35</text:p>
          </table:table-cell>
          <table:table-cell office:value-type="float" office:value="3.37044454">
            <text:p>3.37044454</text:p>
          </table:table-cell>
          <table:table-cell/>
        </table:table-row>
        <table:table-row table:style-name="ro1">
          <table:table-cell/>
          <table:table-cell table:formula="of:=[.B37]+1" office:value-type="float" office:value="36">
            <text:p>36</text:p>
          </table:table-cell>
          <table:table-cell office:value-type="float" office:value="4.35963386">
            <text:p>4.35963386</text:p>
          </table:table-cell>
          <table:table-cell/>
        </table:table-row>
        <table:table-row table:style-name="ro1">
          <table:table-cell/>
          <table:table-cell table:formula="of:=[.B38]+1" office:value-type="float" office:value="37">
            <text:p>37</text:p>
          </table:table-cell>
          <table:table-cell office:value-type="float" office:value="3.50185721">
            <text:p>3.50185721</text:p>
          </table:table-cell>
          <table:table-cell/>
        </table:table-row>
        <table:table-row table:style-name="ro1">
          <table:table-cell/>
          <table:table-cell table:formula="of:=[.B39]+1" office:value-type="float" office:value="38">
            <text:p>38</text:p>
          </table:table-cell>
          <table:table-cell office:value-type="float" office:value="2.1557863">
            <text:p>2.1557863</text:p>
          </table:table-cell>
          <table:table-cell/>
        </table:table-row>
        <table:table-row table:style-name="ro1">
          <table:table-cell/>
          <table:table-cell table:formula="of:=[.B40]+1" office:value-type="float" office:value="39">
            <text:p>39</text:p>
          </table:table-cell>
          <table:table-cell office:value-type="float" office:value="3.00000976">
            <text:p>3.00000976</text:p>
          </table:table-cell>
          <table:table-cell/>
        </table:table-row>
        <table:table-row table:style-name="ro1">
          <table:table-cell/>
          <table:table-cell table:formula="of:=[.B41]+1" office:value-type="float" office:value="40">
            <text:p>40</text:p>
          </table:table-cell>
          <table:table-cell office:value-type="float" office:value="3.54235257">
            <text:p>3.54235257</text:p>
          </table:table-cell>
          <table:table-cell/>
        </table:table-row>
        <table:table-row table:style-name="ro1">
          <table:table-cell/>
          <table:table-cell table:formula="of:=[.B42]+1" office:value-type="float" office:value="41">
            <text:p>41</text:p>
          </table:table-cell>
          <table:table-cell office:value-type="float" office:value="2.6864918">
            <text:p>2.6864918</text:p>
          </table:table-cell>
          <table:table-cell/>
        </table:table-row>
        <table:table-row table:style-name="ro1">
          <table:table-cell/>
          <table:table-cell table:formula="of:=[.B43]+1" office:value-type="float" office:value="42">
            <text:p>42</text:p>
          </table:table-cell>
          <table:table-cell office:value-type="float" office:value="3.77101174">
            <text:p>3.77101174</text:p>
          </table:table-cell>
          <table:table-cell/>
        </table:table-row>
        <table:table-row table:style-name="ro1">
          <table:table-cell/>
          <table:table-cell table:formula="of:=[.B44]+1" office:value-type="float" office:value="43">
            <text:p>43</text:p>
          </table:table-cell>
          <table:table-cell office:value-type="float" office:value="1.13190935">
            <text:p>1.13190935</text:p>
          </table:table-cell>
          <table:table-cell/>
        </table:table-row>
        <table:table-row table:style-name="ro1">
          <table:table-cell/>
          <table:table-cell table:formula="of:=[.B45]+1" office:value-type="float" office:value="44">
            <text:p>44</text:p>
          </table:table-cell>
          <table:table-cell office:value-type="float" office:value="4.73118467">
            <text:p>4.73118467</text:p>
          </table:table-cell>
          <table:table-cell/>
        </table:table-row>
        <table:table-row table:style-name="ro1">
          <table:table-cell/>
          <table:table-cell table:formula="of:=[.B46]+1" office:value-type="float" office:value="45">
            <text:p>45</text:p>
          </table:table-cell>
          <table:table-cell office:value-type="float" office:value="4.46767801">
            <text:p>4.46767801</text:p>
          </table:table-cell>
          <table:table-cell/>
        </table:table-row>
        <table:table-row table:style-name="ro1">
          <table:table-cell/>
          <table:table-cell table:formula="of:=[.B47]+1" office:value-type="float" office:value="46">
            <text:p>46</text:p>
          </table:table-cell>
          <table:table-cell office:value-type="float" office:value="2.66432266">
            <text:p>2.66432266</text:p>
          </table:table-cell>
          <table:table-cell/>
        </table:table-row>
        <table:table-row table:style-name="ro1">
          <table:table-cell/>
          <table:table-cell table:formula="of:=[.B48]+1" office:value-type="float" office:value="47">
            <text:p>47</text:p>
          </table:table-cell>
          <table:table-cell office:value-type="float" office:value="3.61134078">
            <text:p>3.61134078</text:p>
          </table:table-cell>
          <table:table-cell/>
        </table:table-row>
        <table:table-row table:style-name="ro1">
          <table:table-cell/>
          <table:table-cell table:formula="of:=[.B49]+1" office:value-type="float" office:value="48">
            <text:p>48</text:p>
          </table:table-cell>
          <table:table-cell office:value-type="float" office:value="3.04797059">
            <text:p>3.04797059</text:p>
          </table:table-cell>
          <table:table-cell/>
        </table:table-row>
        <table:table-row table:style-name="ro1">
          <table:table-cell/>
          <table:table-cell table:formula="of:=[.B50]+1" office:value-type="float" office:value="49">
            <text:p>49</text:p>
          </table:table-cell>
          <table:table-cell office:value-type="float" office:value="2.17086471">
            <text:p>2.17086471</text:p>
          </table:table-cell>
          <table:table-cell/>
        </table:table-row>
        <table:table-row table:style-name="ro1">
          <table:table-cell/>
          <table:table-cell table:formula="of:=[.B51]+1" office:value-type="float" office:value="50">
            <text:p>50</text:p>
          </table:table-cell>
          <table:table-cell office:value-type="float" office:value="3.08771022">
            <text:p>3.08771022</text:p>
          </table:table-cell>
          <table:table-cell/>
        </table:table-row>
        <table:table-row table:style-name="ro1">
          <table:table-cell/>
          <table:table-cell table:formula="of:=[.B52]+1" office:value-type="float" office:value="51">
            <text:p>51</text:p>
          </table:table-cell>
          <table:table-cell office:value-type="float" office:value="4.00036589">
            <text:p>4.00036589</text:p>
          </table:table-cell>
          <table:table-cell/>
        </table:table-row>
        <table:table-row table:style-name="ro1">
          <table:table-cell/>
          <table:table-cell table:formula="of:=[.B53]+1" office:value-type="float" office:value="52">
            <text:p>52</text:p>
          </table:table-cell>
          <table:table-cell office:value-type="float" office:value="2.61890748">
            <text:p>2.61890748</text:p>
          </table:table-cell>
          <table:table-cell/>
        </table:table-row>
        <table:table-row table:style-name="ro1">
          <table:table-cell/>
          <table:table-cell table:formula="of:=[.B54]+1" office:value-type="float" office:value="53">
            <text:p>53</text:p>
          </table:table-cell>
          <table:table-cell office:value-type="float" office:value="2.62433058">
            <text:p>2.62433058</text:p>
          </table:table-cell>
          <table:table-cell/>
        </table:table-row>
        <table:table-row table:style-name="ro1">
          <table:table-cell/>
          <table:table-cell table:formula="of:=[.B55]+1" office:value-type="float" office:value="54">
            <text:p>54</text:p>
          </table:table-cell>
          <table:table-cell office:value-type="float" office:value="2.92552924">
            <text:p>2.92552924</text:p>
          </table:table-cell>
          <table:table-cell/>
        </table:table-row>
        <table:table-row table:style-name="ro1">
          <table:table-cell/>
          <table:table-cell table:formula="of:=[.B56]+1" office:value-type="float" office:value="55">
            <text:p>55</text:p>
          </table:table-cell>
          <table:table-cell office:value-type="float" office:value="3.43349633">
            <text:p>3.43349633</text:p>
          </table:table-cell>
          <table:table-cell/>
        </table:table-row>
        <table:table-row table:style-name="ro1">
          <table:table-cell/>
          <table:table-cell table:formula="of:=[.B57]+1" office:value-type="float" office:value="56">
            <text:p>56</text:p>
          </table:table-cell>
          <table:table-cell office:value-type="float" office:value="4.27837923">
            <text:p>4.27837923</text:p>
          </table:table-cell>
          <table:table-cell/>
        </table:table-row>
        <table:table-row table:style-name="ro1">
          <table:table-cell/>
          <table:table-cell table:formula="of:=[.B58]+1" office:value-type="float" office:value="57">
            <text:p>57</text:p>
          </table:table-cell>
          <table:table-cell office:value-type="float" office:value="2.36532069">
            <text:p>2.36532069</text:p>
          </table:table-cell>
          <table:table-cell/>
        </table:table-row>
        <table:table-row table:style-name="ro1">
          <table:table-cell/>
          <table:table-cell table:formula="of:=[.B59]+1" office:value-type="float" office:value="58">
            <text:p>58</text:p>
          </table:table-cell>
          <table:table-cell office:value-type="float" office:value="3.50839624">
            <text:p>3.50839624</text:p>
          </table:table-cell>
          <table:table-cell/>
        </table:table-row>
        <table:table-row table:style-name="ro1">
          <table:table-cell/>
          <table:table-cell table:formula="of:=[.B60]+1" office:value-type="float" office:value="59">
            <text:p>59</text:p>
          </table:table-cell>
          <table:table-cell office:value-type="float" office:value="3.21611601">
            <text:p>3.21611601</text:p>
          </table:table-cell>
          <table:table-cell/>
        </table:table-row>
        <table:table-row table:style-name="ro1">
          <table:table-cell/>
          <table:table-cell table:formula="of:=[.B61]+1" office:value-type="float" office:value="60">
            <text:p>60</text:p>
          </table:table-cell>
          <table:table-cell office:value-type="float" office:value="1.14138761">
            <text:p>1.14138761</text:p>
          </table:table-cell>
          <table:table-cell/>
        </table:table-row>
        <table:table-row table:style-name="ro1">
          <table:table-cell/>
          <table:table-cell table:formula="of:=[.B62]+1" office:value-type="float" office:value="61">
            <text:p>61</text:p>
          </table:table-cell>
          <table:table-cell office:value-type="float" office:value="2.58068352">
            <text:p>2.58068352</text:p>
          </table:table-cell>
          <table:table-cell/>
        </table:table-row>
        <table:table-row table:style-name="ro1">
          <table:table-cell/>
          <table:table-cell table:formula="of:=[.B63]+1" office:value-type="float" office:value="62">
            <text:p>62</text:p>
          </table:table-cell>
          <table:table-cell office:value-type="float" office:value="2.8676711">
            <text:p>2.8676711</text:p>
          </table:table-cell>
          <table:table-cell/>
        </table:table-row>
        <table:table-row table:style-name="ro1">
          <table:table-cell/>
          <table:table-cell table:formula="of:=[.B64]+1" office:value-type="float" office:value="63">
            <text:p>63</text:p>
          </table:table-cell>
          <table:table-cell office:value-type="float" office:value="2.96042976">
            <text:p>2.96042976</text:p>
          </table:table-cell>
          <table:table-cell/>
        </table:table-row>
        <table:table-row table:style-name="ro1">
          <table:table-cell/>
          <table:table-cell table:formula="of:=[.B65]+1" office:value-type="float" office:value="64">
            <text:p>64</text:p>
          </table:table-cell>
          <table:table-cell office:value-type="float" office:value="3.32600343">
            <text:p>3.32600343</text:p>
          </table:table-cell>
          <table:table-cell/>
        </table:table-row>
        <table:table-row table:style-name="ro1">
          <table:table-cell/>
          <table:table-cell table:formula="of:=[.B66]+1" office:value-type="float" office:value="65">
            <text:p>65</text:p>
          </table:table-cell>
          <table:table-cell office:value-type="float" office:value="0.95967695">
            <text:p>0.95967695</text:p>
          </table:table-cell>
          <table:table-cell/>
        </table:table-row>
        <table:table-row table:style-name="ro1">
          <table:table-cell/>
          <table:table-cell table:formula="of:=[.B67]+1" office:value-type="float" office:value="66">
            <text:p>66</text:p>
          </table:table-cell>
          <table:table-cell office:value-type="float" office:value="3.04625552">
            <text:p>3.04625552</text:p>
          </table:table-cell>
          <table:table-cell/>
        </table:table-row>
        <table:table-row table:style-name="ro1">
          <table:table-cell/>
          <table:table-cell table:formula="of:=[.B68]+1" office:value-type="float" office:value="67">
            <text:p>67</text:p>
          </table:table-cell>
          <table:table-cell office:value-type="float" office:value="2.32232442">
            <text:p>2.32232442</text:p>
          </table:table-cell>
          <table:table-cell/>
        </table:table-row>
        <table:table-row table:style-name="ro1">
          <table:table-cell/>
          <table:table-cell table:formula="of:=[.B69]+1" office:value-type="float" office:value="68">
            <text:p>68</text:p>
          </table:table-cell>
          <table:table-cell office:value-type="float" office:value="1.56056097">
            <text:p>1.56056097</text:p>
          </table:table-cell>
          <table:table-cell/>
        </table:table-row>
        <table:table-row table:style-name="ro1">
          <table:table-cell/>
          <table:table-cell table:formula="of:=[.B70]+1" office:value-type="float" office:value="69">
            <text:p>69</text:p>
          </table:table-cell>
          <table:table-cell office:value-type="float" office:value="3.52429643">
            <text:p>3.52429643</text:p>
          </table:table-cell>
          <table:table-cell/>
        </table:table-row>
        <table:table-row table:style-name="ro1">
          <table:table-cell/>
          <table:table-cell table:formula="of:=[.B71]+1" office:value-type="float" office:value="70">
            <text:p>70</text:p>
          </table:table-cell>
          <table:table-cell office:value-type="float" office:value="3.73527958">
            <text:p>3.73527958</text:p>
          </table:table-cell>
          <table:table-cell/>
        </table:table-row>
        <table:table-row table:style-name="ro1">
          <table:table-cell/>
          <table:table-cell table:formula="of:=[.B72]+1" office:value-type="float" office:value="71">
            <text:p>71</text:p>
          </table:table-cell>
          <table:table-cell office:value-type="float" office:value="2.34674973">
            <text:p>2.34674973</text:p>
          </table:table-cell>
          <table:table-cell/>
        </table:table-row>
        <table:table-row table:style-name="ro1">
          <table:table-cell/>
          <table:table-cell table:formula="of:=[.B73]+1" office:value-type="float" office:value="72">
            <text:p>72</text:p>
          </table:table-cell>
          <table:table-cell office:value-type="float" office:value="3.84245628">
            <text:p>3.84245628</text:p>
          </table:table-cell>
          <table:table-cell/>
        </table:table-row>
        <table:table-row table:style-name="ro1">
          <table:table-cell/>
          <table:table-cell table:formula="of:=[.B74]+1" office:value-type="float" office:value="73">
            <text:p>73</text:p>
          </table:table-cell>
          <table:table-cell office:value-type="float" office:value="2.61848352">
            <text:p>2.61848352</text:p>
          </table:table-cell>
          <table:table-cell/>
        </table:table-row>
        <table:table-row table:style-name="ro1">
          <table:table-cell/>
          <table:table-cell table:formula="of:=[.B75]+1" office:value-type="float" office:value="74">
            <text:p>74</text:p>
          </table:table-cell>
          <table:table-cell office:value-type="float" office:value="3.06648901">
            <text:p>3.06648901</text:p>
          </table:table-cell>
          <table:table-cell/>
        </table:table-row>
        <table:table-row table:style-name="ro1">
          <table:table-cell/>
          <table:table-cell table:formula="of:=[.B76]+1" office:value-type="float" office:value="75">
            <text:p>75</text:p>
          </table:table-cell>
          <table:table-cell office:value-type="float" office:value="1.90126105">
            <text:p>1.90126105</text:p>
          </table:table-cell>
          <table:table-cell/>
        </table:table-row>
        <table:table-row table:style-name="ro1">
          <table:table-cell/>
          <table:table-cell table:formula="of:=[.B77]+1" office:value-type="float" office:value="76">
            <text:p>76</text:p>
          </table:table-cell>
          <table:table-cell office:value-type="float" office:value="4.58448706">
            <text:p>4.58448706</text:p>
          </table:table-cell>
          <table:table-cell/>
        </table:table-row>
        <table:table-row table:style-name="ro1">
          <table:table-cell/>
          <table:table-cell table:formula="of:=[.B78]+1" office:value-type="float" office:value="77">
            <text:p>77</text:p>
          </table:table-cell>
          <table:table-cell office:value-type="float" office:value="0.34055054">
            <text:p>0.34055054</text:p>
          </table:table-cell>
          <table:table-cell/>
        </table:table-row>
        <table:table-row table:style-name="ro1">
          <table:table-cell/>
          <table:table-cell table:formula="of:=[.B79]+1" office:value-type="float" office:value="78">
            <text:p>78</text:p>
          </table:table-cell>
          <table:table-cell office:value-type="float" office:value="2.90854738">
            <text:p>2.90854738</text:p>
          </table:table-cell>
          <table:table-cell/>
        </table:table-row>
        <table:table-row table:style-name="ro1">
          <table:table-cell/>
          <table:table-cell table:formula="of:=[.B80]+1" office:value-type="float" office:value="79">
            <text:p>79</text:p>
          </table:table-cell>
          <table:table-cell office:value-type="float" office:value="3.69511961">
            <text:p>3.69511961</text:p>
          </table:table-cell>
          <table:table-cell/>
        </table:table-row>
        <table:table-row table:style-name="ro1">
          <table:table-cell/>
          <table:table-cell table:formula="of:=[.B81]+1" office:value-type="float" office:value="80">
            <text:p>80</text:p>
          </table:table-cell>
          <table:table-cell office:value-type="float" office:value="0.96653345">
            <text:p>0.96653345</text:p>
          </table:table-cell>
          <table:table-cell/>
        </table:table-row>
        <table:table-row table:style-name="ro1">
          <table:table-cell/>
          <table:table-cell table:formula="of:=[.B82]+1" office:value-type="float" office:value="81">
            <text:p>81</text:p>
          </table:table-cell>
          <table:table-cell office:value-type="float" office:value="2.81053074">
            <text:p>2.81053074</text:p>
          </table:table-cell>
          <table:table-cell/>
        </table:table-row>
        <table:table-row table:style-name="ro1">
          <table:table-cell/>
          <table:table-cell table:formula="of:=[.B83]+1" office:value-type="float" office:value="82">
            <text:p>82</text:p>
          </table:table-cell>
          <table:table-cell office:value-type="float" office:value="2.92278133">
            <text:p>2.92278133</text:p>
          </table:table-cell>
          <table:table-cell/>
        </table:table-row>
        <table:table-row table:style-name="ro1">
          <table:table-cell/>
          <table:table-cell table:formula="of:=[.B84]+1" office:value-type="float" office:value="83">
            <text:p>83</text:p>
          </table:table-cell>
          <table:table-cell office:value-type="float" office:value="3.82470301">
            <text:p>3.82470301</text:p>
          </table:table-cell>
          <table:table-cell/>
        </table:table-row>
        <table:table-row table:style-name="ro1">
          <table:table-cell/>
          <table:table-cell table:formula="of:=[.B85]+1" office:value-type="float" office:value="84">
            <text:p>84</text:p>
          </table:table-cell>
          <table:table-cell office:value-type="float" office:value="4.24821292">
            <text:p>4.24821292</text:p>
          </table:table-cell>
          <table:table-cell/>
        </table:table-row>
        <table:table-row table:style-name="ro1">
          <table:table-cell/>
          <table:table-cell table:formula="of:=[.B86]+1" office:value-type="float" office:value="85">
            <text:p>85</text:p>
          </table:table-cell>
          <table:table-cell office:value-type="float" office:value="2.59610773">
            <text:p>2.59610773</text:p>
          </table:table-cell>
          <table:table-cell/>
        </table:table-row>
        <table:table-row table:style-name="ro1">
          <table:table-cell/>
          <table:table-cell table:formula="of:=[.B87]+1" office:value-type="float" office:value="86">
            <text:p>86</text:p>
          </table:table-cell>
          <table:table-cell office:value-type="float" office:value="1.61548133">
            <text:p>1.61548133</text:p>
          </table:table-cell>
          <table:table-cell>
            <draw:frame table:end-cell-address="'s-7.(1)'.K108" table:end-x="0.293cm" table:end-y="0.047cm" draw:z-index="0" draw:style-name="gr1" draw:text-style-name="P1" svg:width="15.999cm" svg:height="8.999cm" svg:x="0.101cm" svg:y="0.081cm">
              <draw:object draw:notify-on-update-of-ranges="'s-7.(1)'.B2:'s-7.(1)'.B2 's-7.(1)'.B3:'s-7.(1)'.B102 's-7.(1)'.C2:'s-7.(1)'.C2 's-7.(1)'.C3:'s-7.(1)'.C1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table:formula="of:=[.B88]+1" office:value-type="float" office:value="87">
            <text:p>87</text:p>
          </table:table-cell>
          <table:table-cell office:value-type="float" office:value="4.36723542">
            <text:p>4.36723542</text:p>
          </table:table-cell>
          <table:table-cell/>
        </table:table-row>
        <table:table-row table:style-name="ro1">
          <table:table-cell/>
          <table:table-cell table:formula="of:=[.B89]+1" office:value-type="float" office:value="88">
            <text:p>88</text:p>
          </table:table-cell>
          <table:table-cell office:value-type="float" office:value="4.21788563">
            <text:p>4.21788563</text:p>
          </table:table-cell>
          <table:table-cell/>
        </table:table-row>
        <table:table-row table:style-name="ro1">
          <table:table-cell/>
          <table:table-cell table:formula="of:=[.B90]+1" office:value-type="float" office:value="89">
            <text:p>89</text:p>
          </table:table-cell>
          <table:table-cell office:value-type="float" office:value="2.53799465">
            <text:p>2.53799465</text:p>
          </table:table-cell>
          <table:table-cell/>
        </table:table-row>
        <table:table-row table:style-name="ro1">
          <table:table-cell/>
          <table:table-cell table:formula="of:=[.B91]+1" office:value-type="float" office:value="90">
            <text:p>90</text:p>
          </table:table-cell>
          <table:table-cell office:value-type="float" office:value="3.35088849">
            <text:p>3.35088849</text:p>
          </table:table-cell>
          <table:table-cell/>
        </table:table-row>
        <table:table-row table:style-name="ro1">
          <table:table-cell/>
          <table:table-cell table:formula="of:=[.B92]+1" office:value-type="float" office:value="91">
            <text:p>91</text:p>
          </table:table-cell>
          <table:table-cell office:value-type="float" office:value="3.38186623">
            <text:p>3.38186623</text:p>
          </table:table-cell>
          <table:table-cell/>
        </table:table-row>
        <table:table-row table:style-name="ro1">
          <table:table-cell/>
          <table:table-cell table:formula="of:=[.B93]+1" office:value-type="float" office:value="92">
            <text:p>92</text:p>
          </table:table-cell>
          <table:table-cell office:value-type="float" office:value="3.56627544">
            <text:p>3.56627544</text:p>
          </table:table-cell>
          <table:table-cell/>
        </table:table-row>
        <table:table-row table:style-name="ro1">
          <table:table-cell/>
          <table:table-cell table:formula="of:=[.B94]+1" office:value-type="float" office:value="93">
            <text:p>93</text:p>
          </table:table-cell>
          <table:table-cell office:value-type="float" office:value="3.20420798">
            <text:p>3.20420798</text:p>
          </table:table-cell>
          <table:table-cell/>
        </table:table-row>
        <table:table-row table:style-name="ro1">
          <table:table-cell/>
          <table:table-cell table:formula="of:=[.B95]+1" office:value-type="float" office:value="94">
            <text:p>94</text:p>
          </table:table-cell>
          <table:table-cell office:value-type="float" office:value="4.40669624">
            <text:p>4.40669624</text:p>
          </table:table-cell>
          <table:table-cell/>
        </table:table-row>
        <table:table-row table:style-name="ro1">
          <table:table-cell/>
          <table:table-cell table:formula="of:=[.B96]+1" office:value-type="float" office:value="95">
            <text:p>95</text:p>
          </table:table-cell>
          <table:table-cell office:value-type="float" office:value="1.2620405">
            <text:p>1.2620405</text:p>
          </table:table-cell>
          <table:table-cell/>
        </table:table-row>
        <table:table-row table:style-name="ro1">
          <table:table-cell/>
          <table:table-cell table:formula="of:=[.B97]+1" office:value-type="float" office:value="96">
            <text:p>96</text:p>
          </table:table-cell>
          <table:table-cell office:value-type="float" office:value="4.04082395">
            <text:p>4.04082395</text:p>
          </table:table-cell>
          <table:table-cell/>
        </table:table-row>
        <table:table-row table:style-name="ro1">
          <table:table-cell/>
          <table:table-cell table:formula="of:=[.B98]+1" office:value-type="float" office:value="97">
            <text:p>97</text:p>
          </table:table-cell>
          <table:table-cell office:value-type="float" office:value="3.38047197">
            <text:p>3.38047197</text:p>
          </table:table-cell>
          <table:table-cell/>
        </table:table-row>
        <table:table-row table:style-name="ro1">
          <table:table-cell/>
          <table:table-cell table:formula="of:=[.B99]+1" office:value-type="float" office:value="98">
            <text:p>98</text:p>
          </table:table-cell>
          <table:table-cell office:value-type="float" office:value="2.78286473">
            <text:p>2.78286473</text:p>
          </table:table-cell>
          <table:table-cell/>
        </table:table-row>
        <table:table-row table:style-name="ro1">
          <table:table-cell/>
          <table:table-cell table:formula="of:=[.B100]+1" office:value-type="float" office:value="99">
            <text:p>99</text:p>
          </table:table-cell>
          <table:table-cell office:value-type="float" office:value="4.1735315">
            <text:p>4.1735315</text:p>
          </table:table-cell>
          <table:table-cell/>
        </table:table-row>
        <table:table-row table:style-name="ro1">
          <table:table-cell/>
          <table:table-cell table:formula="of:=[.B101]+1" office:value-type="float" office:value="100">
            <text:p>100</text:p>
          </table:table-cell>
          <table:table-cell office:value-type="float" office:value="0.65639681">
            <text:p>0.65639681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O7:Sheet1.O4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7">2021/04/17</text:date>, <text:time>14:41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4-16T15:06:14.65</meta:creation-date>
    <dc:date>2021-04-17T14:41:49.28</dc:date>
    <dc:creator>iwabuchi ken</dc:creator>
    <meta:editing-duration>PT21M22S</meta:editing-duration>
    <meta:editing-cycles>2</meta:editing-cycles>
    <meta:generator>OpenOffice/4.1.3$Win32 OpenOffice.org_project/413m1$Build-9783</meta:generator>
    <meta:document-statistic meta:table-count="3" meta:cell-count="6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26cm" style:legend-expansion="high" chart:style-name="ch2"/>
        <chart:plot-area chart:style-name="ch3" table:cell-range-address="Sheet1.K7:Sheet1.L42 Sheet1.K6:Sheet1.L6 Sheet1.O6:Sheet1.O42" chart:data-source-has-labels="both" svg:x="0.77cm" svg:y="0.855cm" svg:width="12.777cm" svg:height="7.545cm">
          <chartooo:coordinate-region svg:x="1.312cm" svg:y="1.067cm" svg:width="12.217cm" svg:height="7.121cm"/>
          <chart:axis chart:dimension="x" chart:name="primary-x" chart:style-name="ch4" chartooo:axis-type="auto">
            <chartooo:date-scale/>
            <chart:categories table:cell-range-address="Sheet1.K7:Sheet1.K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7:Sheet1.L42" chart:label-cell-address="Sheet1.L6:Sheet1.L6" chart:class="chart:bar">
            <chart:data-point chart:repeated="36"/>
          </chart:series>
          <chart:series chart:style-name="ch8" chart:values-cell-range-address="Sheet1.O7:Sheet1.O42" chart:label-cell-address="Sheet1.O6:Sheet1.O6" chart:class="chart:ba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Sheet1.L6:Sheet1.L6</svg:desc>
                </draw:g>
              </table:table-cell>
              <table:table-cell office:value-type="string">
                <text:p>volume</text:p>
                <draw:g>
                  <svg:desc>Sheet1.O6:Sheet1.O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K7:Sheet1.K42</svg:desc>
                </draw:g>
              </table:table-cell>
              <table:table-cell office:value-type="float" office:value="1.90050772">
                <text:p>1.90050772</text:p>
                <draw:g>
                  <svg:desc>Sheet1.L7:Sheet1.L42</svg:desc>
                </draw:g>
              </table:table-cell>
              <table:table-cell office:value-type="float" office:value="2.31762392">
                <text:p>2.31762392</text:p>
                <draw:g>
                  <svg:desc>Sheet1.O7:Sheet1.O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1254495">
                <text:p>1.81254495</text:p>
              </table:table-cell>
              <table:table-cell office:value-type="float" office:value="1.53542584">
                <text:p>1.535425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72877089">
                <text:p>1.72877089</text:p>
              </table:table-cell>
              <table:table-cell office:value-type="float" office:value="1.27469315">
                <text:p>1.274693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0990057">
                <text:p>1.30990057</text:p>
              </table:table-cell>
              <table:table-cell office:value-type="float" office:value="1.27469315">
                <text:p>1.274693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2219378">
                <text:p>1.2219378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6642691">
                <text:p>0.96642691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281997">
                <text:p>0.8281997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2348212">
                <text:p>0.72348212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5685001">
                <text:p>0.5685001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1404696">
                <text:p>0.51404696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1404696">
                <text:p>0.51404696</text:p>
              </table:table-cell>
              <table:table-cell office:value-type="float" office:value="1.01396046">
                <text:p>1.013960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7215993">
                <text:p>0.47215993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302729">
                <text:p>0.4302729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0932938">
                <text:p>0.40932938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046118">
                <text:p>0.3046118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046118">
                <text:p>0.3046118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3046118">
                <text:p>0.3046118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5800719">
                <text:p>0.15800719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4962979">
                <text:p>0.14962979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4125238">
                <text:p>0.14125238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5142797">
                <text:p>-0.05142797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16871166">
                <text:p>-0.16871166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0.23991961">
                <text:p>-0.23991961</text:p>
              </table:table-cell>
              <table:table-cell office:value-type="float" office:value="-0.0289703">
                <text:p>-0.02897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55407235">
                <text:p>-0.55407235</text:p>
              </table:table-cell>
              <table:table-cell office:value-type="float" office:value="-0.28970299">
                <text:p>-0.2897029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0.59595938">
                <text:p>-0.59595938</text:p>
              </table:table-cell>
              <table:table-cell office:value-type="float" office:value="-0.28970299">
                <text:p>-0.2897029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0.63784641">
                <text:p>-0.63784641</text:p>
              </table:table-cell>
              <table:table-cell office:value-type="float" office:value="-0.28970299">
                <text:p>-0.28970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72580918">
                <text:p>-0.72580918</text:p>
              </table:table-cell>
              <table:table-cell office:value-type="float" office:value="-0.28970299">
                <text:p>-0.2897029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7551301">
                <text:p>-0.7551301</text:p>
              </table:table-cell>
              <table:table-cell office:value-type="float" office:value="-0.55043568">
                <text:p>-0.5504356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7551301">
                <text:p>-0.7551301</text:p>
              </table:table-cell>
              <table:table-cell office:value-type="float" office:value="-0.81116837">
                <text:p>-0.811168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6769621">
                <text:p>-0.76769621</text:p>
              </table:table-cell>
              <table:table-cell office:value-type="float" office:value="-1.07190106">
                <text:p>-1.0719010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1.26615189">
                <text:p>-1.26615189</text:p>
              </table:table-cell>
              <table:table-cell office:value-type="float" office:value="-1.33263375">
                <text:p>-1.332633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1.30803892">
                <text:p>-1.30803892</text:p>
              </table:table-cell>
              <table:table-cell office:value-type="float" office:value="-1.59336644">
                <text:p>-1.5933664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1.52166278">
                <text:p>-1.52166278</text:p>
              </table:table-cell>
              <table:table-cell office:value-type="float" office:value="-1.59336644">
                <text:p>-1.5933664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1.52166278">
                <text:p>-1.52166278</text:p>
              </table:table-cell>
              <table:table-cell office:value-type="float" office:value="-1.59336644">
                <text:p>-1.5933664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1.78973979">
                <text:p>-1.78973979</text:p>
              </table:table-cell>
              <table:table-cell office:value-type="float" office:value="-1.59336644">
                <text:p>-1.5933664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2.10389253">
                <text:p>-2.10389253</text:p>
              </table:table-cell>
              <table:table-cell office:value-type="float" office:value="-1.85409913">
                <text:p>-1.85409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numpy.random.normal</text:p>
        </chart:title>
        <chart:legend chart:legend-position="end" svg:x="14.848cm" svg:y="4.188cm" style:legend-expansion="high" chart:style-name="ch3"/>
        <chart:plot-area chart:style-name="ch4" table:cell-range-address="'s-7.(1)'.B2:'s-7.(1)'.C102" chart:data-source-has-labels="both" svg:x="0.77cm" svg:y="1.635cm" svg:width="13.438cm" svg:height="6.765cm">
          <chartooo:coordinate-region svg:x="1.206cm" svg:y="1.847cm" svg:width="13.002cm" svg:height="5.456cm"/>
          <chart:axis chart:dimension="x" chart:name="primary-x" chart:style-name="ch5" chartooo:axis-type="auto">
            <chartooo:date-scale/>
            <chart:categories table:cell-range-address="'s-7.(1)'.B3:'s-7.(1)'.B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-7.(1)'.C3:'s-7.(1)'.C102" chart:label-cell-address="'s-7.(1)'.C2:'s-7.(1)'.C2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</text:p>
                <draw:g>
                  <svg:desc>'s-7.(1)'.C2:'s-7.(1)'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-7.(1)'.B3:'s-7.(1)'.B102</svg:desc>
                </draw:g>
              </table:table-cell>
              <table:table-cell office:value-type="float" office:value="2.58324215">
                <text:p>2.58324215</text:p>
                <draw:g>
                  <svg:desc>'s-7.(1)'.C3:'s-7.(1)'.C10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4373317">
                <text:p>2.943733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638039">
                <text:p>0.86380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64027081">
                <text:p>4.6402708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20656441">
                <text:p>1.2065644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15825263">
                <text:p>2.1582526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50288142">
                <text:p>3.502881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5471191">
                <text:p>1.754711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94204778">
                <text:p>1.94204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9099239">
                <text:p>2.0909923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55145404">
                <text:p>3.5514540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.29220801">
                <text:p>5.292208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04153939">
                <text:p>3.0415393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88207455">
                <text:p>1.882074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53905832">
                <text:p>3.5390583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4038403">
                <text:p>2.403840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9808695">
                <text:p>2.98086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.17500122">
                <text:p>4.1750012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25212905">
                <text:p>2.252129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00902525">
                <text:p>3.009025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12189211">
                <text:p>2.1218921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84356583">
                <text:p>2.8435658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.25657045">
                <text:p>3.2565704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01122095">
                <text:p>2.011220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6117803">
                <text:p>2.6611780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76381597">
                <text:p>2.7638159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36234499">
                <text:p>2.3623449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81238771">
                <text:p>1.8123877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57878277">
                <text:p>1.578782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8465048">
                <text:p>2.846504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73094304">
                <text:p>2.730943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3136679">
                <text:p>5.2313667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56523242">
                <text:p>0.5652324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1127265">
                <text:p>3.112726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.37044454">
                <text:p>3.3704445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.35963386">
                <text:p>4.3596338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50185721">
                <text:p>3.5018572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1557863">
                <text:p>2.155786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.00000976">
                <text:p>3.000009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54235257">
                <text:p>3.5423525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6864918">
                <text:p>2.686491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.77101174">
                <text:p>3.7710117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13190935">
                <text:p>1.1319093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.73118467">
                <text:p>4.731184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.46767801">
                <text:p>4.4676780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66432266">
                <text:p>2.6643226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61134078">
                <text:p>3.6113407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.04797059">
                <text:p>3.0479705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17086471">
                <text:p>2.170864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08771022">
                <text:p>3.0877102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.00036589">
                <text:p>4.0003658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61890748">
                <text:p>2.6189074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.62433058">
                <text:p>2.6243305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.92552924">
                <text:p>2.9255292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.43349633">
                <text:p>3.4334963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.27837923">
                <text:p>4.2783792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36532069">
                <text:p>2.3653206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.50839624">
                <text:p>3.5083962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.21611601">
                <text:p>3.216116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14138761">
                <text:p>1.1413876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.58068352">
                <text:p>2.5806835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8676711">
                <text:p>2.86767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96042976">
                <text:p>2.9604297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32600343">
                <text:p>3.326003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95967695">
                <text:p>0.9596769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.04625552">
                <text:p>3.0462555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.32232442">
                <text:p>2.3223244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.56056097">
                <text:p>1.5605609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.52429643">
                <text:p>3.5242964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73527958">
                <text:p>3.7352795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.34674973">
                <text:p>2.3467497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.84245628">
                <text:p>3.842456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.61848352">
                <text:p>2.6184835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.06648901">
                <text:p>3.0664890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.90126105">
                <text:p>1.9012610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.58448706">
                <text:p>4.5844870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34055054">
                <text:p>0.3405505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.90854738">
                <text:p>2.9085473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.69511961">
                <text:p>3.695119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6653345">
                <text:p>0.9665334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.81053074">
                <text:p>2.8105307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.92278133">
                <text:p>2.9227813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.82470301">
                <text:p>3.8247030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.24821292">
                <text:p>4.2482129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.59610773">
                <text:p>2.5961077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.61548133">
                <text:p>1.6154813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.36723542">
                <text:p>4.3672354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.21788563">
                <text:p>4.2178856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.53799465">
                <text:p>2.537994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35088849">
                <text:p>3.3508884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.38186623">
                <text:p>3.3818662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.56627544">
                <text:p>3.5662754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.20420798">
                <text:p>3.2042079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.40669624">
                <text:p>4.4066962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.2620405">
                <text:p>1.26204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4082395">
                <text:p>4.0408239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.38047197">
                <text:p>3.380471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.78286473">
                <text:p>2.7828647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.1735315">
                <text:p>4.17353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5639681">
                <text:p>0.65639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